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" svg:font-family="Lato" style:font-pitch="variable"/>
    <style:font-face style:name="Lato1" svg:font-family="Lato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Lato"/>
    </style:style>
    <style:style style:name="P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Lato" fo:font-weight="bold" style:font-weight-asian="bold" style:font-weight-complex="bold"/>
    </style:style>
    <style:style style:name="P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Lato" fo:font-weight="bold" officeooo:paragraph-rsid="008afc65" style:font-weight-asian="bold" style:font-weight-complex="bold"/>
    </style:style>
    <style:style style:name="P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Lato" fo:font-weight="bold" officeooo:rsid="008afc65" officeooo:paragraph-rsid="008afc65" style:font-weight-asian="bold" style:font-weight-complex="bold"/>
    </style:style>
    <style:style style:name="P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Lato" officeooo:rsid="008afc65" officeooo:paragraph-rsid="008afc65"/>
    </style:style>
    <style:style style:name="P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Lato" officeooo:rsid="008ecdbb" officeooo:paragraph-rsid="008ecdbb"/>
    </style:style>
    <style:style style:name="P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896349"/>
    </style:style>
    <style:style style:name="T1" style:family="text">
      <style:text-properties officeooo:rsid="001e63b7"/>
    </style:style>
    <style:style style:name="T2" style:family="text">
      <style:text-properties style:font-name="Lato" officeooo:rsid="0035de79"/>
    </style:style>
    <style:style style:name="T3" style:family="text">
      <style:text-properties style:font-name="Lato" officeooo:rsid="0089534a"/>
    </style:style>
    <style:style style:name="T4" style:family="text">
      <style:text-properties style:font-name="Lato" officeooo:rsid="00896349"/>
    </style:style>
    <style:style style:name="T5" style:family="text">
      <style:text-properties style:font-name="Lato" officeooo:rsid="008afc65"/>
    </style:style>
    <style:style style:name="T6" style:family="text">
      <style:text-properties style:font-name="Lato" officeooo:rsid="0093e88d"/>
    </style:style>
    <style:style style:name="T7" style:family="text">
      <style:text-properties style:font-name="Lato" officeooo:rsid="009556eb"/>
    </style:style>
    <style:style style:name="T8" style:family="text">
      <style:text-properties style:font-name="Lato" officeooo:rsid="009575d4"/>
    </style:style>
    <style:style style:name="T9" style:family="text">
      <style:text-properties officeooo:rsid="008afc65"/>
    </style:style>
    <style:style style:name="T10" style:family="text">
      <style:text-properties officeooo:rsid="008b901e"/>
    </style:style>
    <style:style style:name="T11" style:family="text">
      <style:text-properties officeooo:rsid="008c8ba1"/>
    </style:style>
    <style:style style:name="T12" style:family="text">
      <style:text-properties officeooo:rsid="008ecdbb"/>
    </style:style>
    <style:style style:name="T13" style:family="text">
      <style:text-properties officeooo:rsid="009091ee"/>
    </style:style>
    <style:style style:name="T14" style:family="text">
      <style:text-properties officeooo:rsid="0092244a"/>
    </style:style>
    <style:style style:name="T15" style:family="text">
      <style:text-properties officeooo:rsid="0093e88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rom:<text:tab/><text:tab/><text:span text:style-name="T9">Dr. Timothy Leung</text:span></text:p>
      <text:p text:style-name="P4"><text:tab/><text:tab/>Olympiads School</text:p>
      <text:p text:style-name="P2">To:<text:tab/><text:tab/><text:span text:style-name="T14">AP </text:span><text:span text:style-name="T1">Physics </text:span><text:span text:style-name="T10">C </text:span><text:span text:style-name="T1">students</text:span></text:p>
      <text:p text:style-name="P2">Subject:<text:tab/><text:span text:style-name="T1">Notice for </text:span><text:span text:style-name="T15">Classes 8 and 9</text:span></text:p>
      <text:p text:style-name="P1"/>
      <text:p text:style-name="P7"><text:span text:style-name="T2">Please note that </text:span><text:span text:style-name="T3">the homework </text:span><text:span text:style-name="T6">sets for Classes 8 and 9 are combined together. Both classes discuss the same topic </text:span><text:span text:style-name="T7">(Rotational Motion), </text:span><text:span text:style-name="T8">and the homework questions are related.</text:span></text:p>
      <text:p text:style-name="P6"/>
      <text:p text:style-name="P5">After Topic 5, the next <text:span text:style-name="T12">four</text:span> topics (general circular motion, <text:span text:style-name="T12">rotational motion, </text:span>harmonic motion, and universal gravitation) will be contain <text:span text:style-name="T13">some </text:span><text:span text:style-name="T11">brand </text:span>new concepts and equation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" svg:font-family="Lato" style:font-pitch="variable"/>
    <style:font-face style:name="Lato1" svg:font-family="Lato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CA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Lato1" fo:font-family="Lato" style:font-style-name="Regular" style:font-pitch="variable" style:font-size-asian="10.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16T13:33:04.130618321</meta:creation-date>
    <dc:date>2022-11-14T14:28:51.867502759</dc:date>
    <meta:editing-duration>PT1H23M37S</meta:editing-duration>
    <meta:editing-cycles>127</meta:editing-cycles>
    <meta:generator>LibreOffice/7.3.6.2$Linux_X86_64 LibreOffice_project/30$Build-2</meta:generator>
    <meta:document-statistic meta:table-count="0" meta:image-count="0" meta:object-count="0" meta:page-count="1" meta:paragraph-count="6" meta:word-count="72" meta:character-count="456" meta:non-whitespace-character-count="386"/>
  </office:meta>
</office:document-meta>
</file>